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Text_20_body">
      <style:paragraph-properties fo:margin-left="0.019cm" fo:margin-right="0.182cm" fo:margin-top="0.005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style>
    <style:style style:name="P3" style:family="paragraph" style:parent-style-name="Text_20_body">
      <style:paragraph-properties fo:margin-left="0.019cm" fo:margin-right="0.182cm" fo:margin-top="0.005cm" fo:margin-bottom="0cm" loext:contextual-spacing="false" fo:line-height="20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4" style:family="paragraph" style:parent-style-name="Text_20_body">
      <style:paragraph-properties fo:margin-left="0.019cm" fo:margin-right="0.182cm" fo:margin-top="0.005cm" fo:margin-bottom="0cm" loext:contextual-spacing="false" fo:line-height="200%" fo:text-align="justify" style:justify-single-word="false" fo:text-indent="0cm" style:auto-text-indent="false" style:writing-mode="lr-tb"/>
    </style:style>
    <style:style style:name="P5" style:family="paragraph" style:parent-style-name="Text_20_body">
      <style:paragraph-properties fo:margin-left="0.019cm" fo:margin-right="0.182cm" fo:margin-top="0.005cm" fo:margin-bottom="0cm" loext:contextual-spacing="false" fo:line-height="200%" fo:text-align="justify" style:justify-single-word="false" fo:text-indent="0cm" style:auto-text-indent="false" style:writing-mode="lr-tb"/>
      <style:text-properties officeooo:paragraph-rsid="001333eb"/>
    </style:style>
    <style:style style:name="T1"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e94d1003-7fff-4c2c-faae-01bb0615a777"/>Master study programme at NSTU and abroad</text:p>
      <text:p text:style-name="P4"><text:span text:style-name="T1">According to the Bologna Program, which Russia joined in 2003, the master's degree is the second stage of higher education. A student who has a bachelor's degree can enter this stage of higher education. In addition, in the United States and Europe, admission to a master's degree sometimes requires work experience. Despite this, a student with a bachelor's degree can be credited with several years of work in the specialty instead of a master's degree.</text:span></text:p>
      <text:p text:style-name="P4"><text:span text:style-name="T1">In the West, including in the United States and Great Britain, the master's degree provides professional specialization. That is, it is in the master's program that practical education is given in a specific professional activity. Upon graduation, students are awarded one of the academic degrees: Master of Business (MBA), Master of Science( MSc), Master of Arts (MA), etc. To do this, you need to write and defend a dissertation.</text:span></text:p>
      <text:p text:style-name="P5"><text:span text:style-name="T1">Students in the USA, Europe and Russia usually study for about two years. However, in the UK, the duration of the master's degree is one year. When I found out this, I wondered why this is so. After analyzing the programs of several universities, I realized what the difference is. Their program is mainly aimed at obtaining practical skills, and the lecture hours are greatly reduced. Everything is aimed at making students study more by themselves. For example, the University of Birmingham offers a large course of scientific seminars and laboratory work under the supervision of experienced mentors. The future master will have to create his own project on the chosen topic in one year. </text:span></text:p>
      <text:p text:style-name="P5"><text:soft-page-break/><text:span text:style-name="T1">The topic can be selected from the proposed list, proposed by the customer or invented independently by the student. Projects range from applied software development to work related to deep scientific research.</text:span></text:p>
      <text:p text:style-name="P4"><text:span text:style-name="T1">But there is also an opinion that the short period of study in the UK is due to the fact that studying there has become a good business. The UK is famous for its universities and there is a great demand for them. I believe that there is some truth in this opinion.</text:span></text:p>
      <text:p text:style-name="P4"><text:span text:style-name="T1">If we compare this with our program at NSTU, it turns out that we have similar points. Our system is also more focused on independent study, but we have relatively more lecture hours. The logical end of our training is the defense of our dissertation. We can also choose themes from the list, take them by order or come up with them ourselves. But in addition to this, our studies include teaching practice and writing an article.</text:span></text:p>
      <text:p text:style-name="P3">In conclusion, I would like to say that the master's degree programs abroad and at NSTU are essentially very different. For my specialty, the program still remains more general, while there is a very narrow division abroad. It seems to me that this is goo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2T09:52:42.950421452</meta:creation-date>
    <dc:date>2021-09-22T14:57:34.241337924</dc:date>
    <meta:editing-duration>PT5H4M51S</meta:editing-duration>
    <meta:editing-cycles>3</meta:editing-cycles>
    <meta:generator>LibreOffice/6.0.7.3$Linux_X86_64 LibreOffice_project/00m0$Build-3</meta:generator>
    <meta:print-date>2021-09-22T14:55:44.339566627</meta:print-date>
    <meta:document-statistic meta:table-count="0" meta:image-count="0" meta:object-count="0" meta:page-count="2" meta:paragraph-count="8" meta:word-count="473" meta:character-count="2779" meta:non-whitespace-character-count="2313"/>
  </office:meta>
</office:document-meta>
</file>